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338089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e36fb" officeooo:paragraph-rsid="001e36f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33175" officeooo:paragraph-rsid="0023317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f3178" officeooo:paragraph-rsid="001f317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2f949a" officeooo:paragraph-rsid="00338089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f949a" officeooo:paragraph-rsid="00338089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18178b" officeooo:paragraph-rsid="0023317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27b8cf" officeooo:paragraph-rsid="002f949a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7b8cf" officeooo:paragraph-rsid="00338089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7b8cf" officeooo:paragraph-rsid="00338089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7b8cf" officeooo:paragraph-rsid="00338089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f949a" officeooo:paragraph-rsid="00338089" style:font-size-asian="12pt" style:font-weight-asian="normal" style:font-size-complex="12pt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1f3178" officeooo:paragraph-rsid="001f3178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27b8cf" officeooo:paragraph-rsid="0033808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298087" officeooo:paragraph-rsid="0033808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3092dd" officeooo:paragraph-rsid="0023317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officeooo:rsid="002abc64" officeooo:paragraph-rsid="00338089" style:font-size-asian="12pt" style:font-style-asian="normal" style:font-size-complex="12pt" style:font-style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bold" officeooo:rsid="002abc64" officeooo:paragraph-rsid="0033808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338089" style:font-size-asian="12pt" style:font-size-complex="12pt"/>
    </style:style>
    <style:style style:name="P21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paragraph-rsid="001f3178" style:font-size-asian="12pt" style:font-size-complex="12pt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" fo:font-size="12pt" officeooo:paragraph-rsid="00233175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ejaVu Sans Condensed" fo:font-size="12pt" officeooo:paragraph-rsid="0034b9d8" style:font-size-asian="12pt" style:font-size-complex="12pt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2abc64" officeooo:paragraph-rsid="00338089" style:font-size-asian="12pt" style:font-size-complex="12pt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298087" officeooo:paragraph-rsid="00338089" style:font-size-asian="12pt" style:font-size-complex="12pt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rsid="00298087" officeooo:paragraph-rsid="00338089" style:font-size-asian="12pt" style:font-size-complex="12pt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rsid="001f3178" officeooo:paragraph-rsid="001f3178" style:font-size-asian="12pt" style:font-size-complex="12pt"/>
    </style:style>
    <style:style style:name="P28" style:family="paragraph" style:parent-style-name="Standard" style:list-style-name="L9">
      <style:paragraph-properties fo:text-align="start" style:justify-single-word="false"/>
      <style:text-properties style:font-name="DejaVu Sans Condensed" fo:font-size="12pt" officeooo:rsid="002f642b" officeooo:paragraph-rsid="00233175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338089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338089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338089"/>
    </style:style>
    <style:style style:name="P32" style:family="paragraph" style:parent-style-name="Standard" style:list-style-name="L6">
      <style:paragraph-properties fo:text-align="start" style:justify-single-word="false"/>
      <style:text-properties officeooo:paragraph-rsid="00338089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4b9d8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4b9d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3175" style:font-weight-asian="bold" style:font-weight-complex="bold"/>
    </style:style>
    <style:style style:name="T3" style:family="text">
      <style:text-properties fo:font-weight="bold" officeooo:rsid="00206d47" style:font-weight-asian="bold" style:font-weight-complex="bold"/>
    </style:style>
    <style:style style:name="T4" style:family="text">
      <style:text-properties fo:font-weight="bold" officeooo:rsid="002142fb" style:font-weight-asian="bold" style:font-weight-complex="bold"/>
    </style:style>
    <style:style style:name="T5" style:family="text">
      <style:text-properties fo:font-weight="bold" officeooo:rsid="001e36fb" style:font-weight-asian="bold" style:font-weight-complex="bold"/>
    </style:style>
    <style:style style:name="T6" style:family="text">
      <style:text-properties fo:font-weight="bold" officeooo:rsid="001bf317" style:font-weight-asian="bold" style:font-weight-complex="bold"/>
    </style:style>
    <style:style style:name="T7" style:family="text">
      <style:text-properties fo:font-weight="bold" officeooo:rsid="001f3178" style:font-weight-asian="bold" style:font-weight-complex="bold"/>
    </style:style>
    <style:style style:name="T8" style:family="text">
      <style:text-properties fo:font-weight="bold" officeooo:rsid="0021a5d8" style:font-weight-asian="bold" style:font-weight-complex="bold"/>
    </style:style>
    <style:style style:name="T9" style:family="text">
      <style:text-properties fo:font-weight="bold" officeooo:rsid="00263243" style:font-weight-asian="bold" style:font-weight-complex="bold"/>
    </style:style>
    <style:style style:name="T10" style:family="text">
      <style:text-properties fo:font-weight="bold" officeooo:rsid="0026b556" style:font-weight-asian="bold" style:font-weight-complex="bold"/>
    </style:style>
    <style:style style:name="T11" style:family="text">
      <style:text-properties fo:font-weight="bold" officeooo:rsid="00256494" style:font-weight-asian="bold" style:font-weight-complex="bold"/>
    </style:style>
    <style:style style:name="T12" style:family="text">
      <style:text-properties officeooo:rsid="0021c5b6"/>
    </style:style>
    <style:style style:name="T13" style:family="text">
      <style:text-properties officeooo:rsid="0030e010"/>
    </style:style>
    <style:style style:name="T14" style:family="text">
      <style:text-properties officeooo:rsid="00233175"/>
    </style:style>
    <style:style style:name="T15" style:family="text">
      <style:text-properties style:font-name="DejaVu Sans Condensed" fo:font-size="12pt" fo:font-weight="normal" officeooo:rsid="002f949a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style="normal" fo:font-weight="normal" officeooo:rsid="00298087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2f949a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318cb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officeooo:rsid="002c0abb" style:font-size-asian="12pt" style:font-style-asian="normal" style:font-size-complex="12pt" style:font-style-complex="normal"/>
    </style:style>
    <style:style style:name="T20" style:family="text">
      <style:text-properties style:font-name="DejaVu Sans Condensed" fo:font-size="12pt" fo:font-style="normal" officeooo:rsid="002f949a" style:font-size-asian="12pt" style:font-style-asian="normal" style:font-size-complex="12pt" style:font-style-complex="normal"/>
    </style:style>
    <style:style style:name="T21" style:family="text">
      <style:text-properties style:font-name="DejaVu Sans Condensed" fo:font-size="12pt" fo:font-style="normal" fo:font-weight="bold" officeooo:rsid="0018178b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DejaVu Sans Condensed" fo:font-size="12pt" fo:font-style="normal" fo:font-weight="bold" officeooo:rsid="0027b8cf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2cfd48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2f949a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298087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318cb4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f3178" style:font-weight-asian="normal" style:font-weight-complex="normal"/>
    </style:style>
    <style:style style:name="T29" style:family="text">
      <style:text-properties fo:font-weight="normal" officeooo:rsid="002540ec" style:font-weight-asian="normal" style:font-weight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092d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0e01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8178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ff0e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7b8c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9808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0e010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18178b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934a6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56494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26b556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298087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c0abb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27b8cf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2f949a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3092dd" style:font-style-asian="normal" style:font-weight-asian="bold" style:font-style-complex="normal" style:font-weight-complex="bold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27b8cf" style:font-style-asian="normal" style:font-style-complex="normal"/>
    </style:style>
    <style:style style:name="T50" style:family="text">
      <style:text-properties fo:font-style="normal" officeooo:rsid="002c0abb" style:font-style-asian="normal" style:font-style-complex="normal"/>
    </style:style>
    <style:style style:name="T51" style:family="text">
      <style:text-properties fo:font-style="normal" officeooo:rsid="002f949a" style:font-style-asian="normal" style:font-style-complex="normal"/>
    </style:style>
    <style:style style:name="T52" style:family="text">
      <style:text-properties officeooo:rsid="00340151"/>
    </style:style>
    <style:style style:name="T5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3">1<text:span text:style-name="T53">xx</text:span> - Controls</text:p>
          </table:table-cell>
          <table:table-cell table:style-name="Table1.B1" office:value-type="string">
            <text:p text:style-name="P34">2xx - Ground</text:p>
          </table:table-cell>
          <table:table-cell table:style-name="Table1.B1" office:value-type="string">
            <text:p text:style-name="P34">3xx - Flight</text:p>
          </table:table-cell>
          <table:table-cell table:style-name="Table1.D1" office:value-type="string">
            <text:p text:style-name="P34">4xx - A2A</text:p>
          </table:table-cell>
          <table:table-cell table:style-name="Table1.B1" office:value-type="string">
            <text:p text:style-name="P34">5xx - A2G</text:p>
          </table:table-cell>
          <table:table-cell table:style-name="Table1.F1" office:value-type="string">
            <text:p text:style-name="P34">6xx - Misc</text:p>
          </table:table-cell>
        </table:table-row>
      </table:table>
      <text:p text:style-name="P23"><text:span text:style-name="T3">4</text:span><text:span text:style-name="T4">0</text:span><text:span text:style-name="T3">1</text:span><text:span text:style-name="T5"> - </text:span><text:span text:style-name="T6">A/</text:span><text:span text:style-name="T5">A - </text:span><text:span text:style-name="T3">All</text:span></text:p>
      <text:p text:style-name="P2"/>
      <text:p text:style-name="P1"><text:span text:style-name="T21">9</text:span><text:span text:style-name="T22">M342 Igla (SA-18 Grouse) </text:span><text:span text:style-name="T23">on Strelets launchers </text:span><text:span text:style-name="T22">-- IR guided A2A missile (Black Shark 3 only)</text:span></text:p>
      <text:p text:style-name="P6">Short version:</text:p>
      <text:list xml:id="list3972970331" text:style-name="L1">
        <text:list-item>
          <text:p text:style-name="P10"><text:span text:style-name="T51">Select A2A missile stations (</text:span><text:span text:style-name="T46">Gray Reset Hat forward</text:span><text:span text:style-name="T51">).</text:span></text:p>
        </text:list-item>
        <text:list-item>
          <text:p text:style-name="P29"><text:span text:style-name="T17">Press </text:span><text:span text:style-name="T24">Red Button</text:span><text:span text:style-name="T17"> to begin cooldown</text:span><text:span text:style-name="T18">:</text:span><text:span text:style-name="T17"> 5 seconds initial, then 55 seconds </text:span><text:span text:style-name="T18">active time</text:span><text:span text:style-name="T17">.</text:span></text:p>
        </text:list-item>
      </text:list>
      <text:list text:style-name="L2">
        <text:list-item>
          <text:list>
            <text:list-item>
              <text:p text:style-name="P30"><text:span text:style-name="T17">You can press RESET (</text:span><text:span text:style-name="T25">Coll. Index Finger Hat back</text:span><text:span text:style-name="T17">) to cancel the shot. <text:s/>If you haven't started into the second coolant bottle</text:span><text:span text:style-name="T18"> (&gt;30 secs)</text:span><text:span text:style-name="T17">, you can press </text:span><text:span text:style-name="T24">Red Button</text:span><text:span text:style-name="T17"> again to use the second one.</text:span></text:p>
            </text:list-item>
          </text:list>
        </text:list-item>
      </text:list>
      <text:list xml:id="list120245745203742" text:continue-list="list3972970331" text:style-name="L1">
        <text:list-item>
          <text:p text:style-name="P13"><text:span text:style-name="T48">Press </text:span><text:span text:style-name="T37">Ministick press</text:span><text:span text:style-name="T48"> to uncage and look for targets.</text:span></text:p>
        </text:list-item>
        <text:list-item>
          <text:p text:style-name="P29"><text:span text:style-name="T17">When locked, press </text:span><text:span text:style-name="T24">Red Button</text:span><text:span text:style-name="T17"> again to fire</text:span><text:span text:style-name="T15">.</text:span></text:p>
        </text:list-item>
      </text:list>
      <text:p text:style-name="P7">Long version:</text:p>
      <text:list xml:id="list465718912" text:style-name="L3">
        <text:list-item>
          <text:p text:style-name="P11"><text:span text:style-name="T48">Select A2A missile stations (</text:span><text:span text:style-name="T37">Gray Reset Hat forward</text:span><text:span text:style-name="T48">).</text:span></text:p>
        </text:list-item>
      </text:list>
      <text:list text:style-name="L4">
        <text:list-item>
          <text:list>
            <text:list-item>
              <text:p text:style-name="P15">A/A mode button should automatically light up (left console in front of collective handle).</text:p>
            </text:list-item>
            <text:list-item>
              <text:p text:style-name="P12"><text:span text:style-name="T48">Optionally enable </text:span><text:span text:style-name="T37">A/A HO</text:span><text:span text:style-name="T48"> (Head On) for head-on engagements</text:span><text:span text:style-name="T50"> (</text:span><text:span text:style-name="T44">Coll. Trim Hat right</text:span><text:span text:style-name="T50">).</text:span></text:p>
            </text:list-item>
          </text:list>
        </text:list-item>
      </text:list>
      <text:list xml:id="list120245281369761" text:continue-list="list465718912" text:style-name="L3">
        <text:list-item>
          <text:p text:style-name="P20"><text:span text:style-name="T35">HUD will show</text:span><text:span text:style-name="T36">:</text:span></text:p>
          <text:list>
            <text:list-header>
              <text:p text:style-name="P20"><text:bookmark text:name="page807R_mcid43"/><text:span text:style-name="T43">НАКОЛИ НИП</text:span><text:span text:style-name="T36"><text:tab/>... </text:span><text:bookmark text:name="page807R_mcid431"/><text:span text:style-name="T35">CONNECT MSL PWR</text:span></text:p>
              <text:p text:style-name="P31"><text:span text:style-name="T26"><text:s text:c="4"/></text:span><text:span text:style-name="T25">ИГЛА </text:span><text:span text:style-name="T26">1-4</text:span><text:span text:style-name="T16"><text:tab/>... IGLA, and number of missiles remaining</text:span></text:p>
              <text:p text:style-name="P20"><text:span text:style-name="T43">ЗПС </text:span><text:span text:style-name="T36">or </text:span><text:bookmark text:name="page805R_mcid19"/><text:span text:style-name="T43">ППС</text:span><text:span text:style-name="T36"><text:tab/><text:tab/>... rear aspect or frontal/head-on aspect, depending if A/A HO is enabled</text:span></text:p>
            </text:list-header>
          </text:list>
        </text:list-item>
        <text:list-item>
          <text:p text:style-name="P24"><text:span text:style-name="T35">M</text:span><text:span text:style-name="T30">issile boresight is a small circle near the top center of the HUD.</text:span></text:p>
        </text:list-item>
        <text:list-item>
          <text:p text:style-name="P25"><text:span text:style-name="T45">W</text:span><text:span text:style-name="T37">hen ready to engage</text:span><text:span text:style-name="T30">, press </text:span><text:span text:style-name="T37">Red Button</text:span><text:span text:style-name="T30"> to begin powering and cooling missile. <text:s/></text:span><text:span text:style-name="T37">Initial cooldown takes 5 seconds</text:span><text:span text:style-name="T30">, then a countdown from </text:span><text:span text:style-name="T37">55 seconds</text:span><text:span text:style-name="T30"> appears on the HUD.</text:span></text:p>
        </text:list-item>
      </text:list>
      <text:list text:style-name="L5">
        <text:list-item>
          <text:list>
            <text:list-item>
              <text:p text:style-name="P16">Each missile has 2 coolant bottles, used sequentially. <text:s/>Each bottle lasts 30 seconds (including any initial cooldown time). <text:s/>Once a bottle is in use, canceling it will lose the remaining coolant in that bottle.</text:p>
            </text:list-item>
            <text:list-item>
              <text:p text:style-name="P26"><text:span text:style-name="T30">If you cancel the shot (RESET button, </text:span><text:span text:style-name="T37">Coll. Index Finger Hat back</text:span><text:span text:style-name="T30">) before the first bottle is empty (</text:span><text:span text:style-name="T37">&gt;30</text:span><text:span text:style-name="T30"> secs remaining in the countdown), you can use the second bottle by pressing </text:span><text:span text:style-name="T37">Red Button</text:span><text:span text:style-name="T30"> again, which will do the </text:span><text:span text:style-name="T37">5-second</text:span><text:span text:style-name="T30"> initial cooldown, then count down </text:span><text:span text:style-name="T37">25 seconds</text:span><text:span text:style-name="T30"> of active time.</text:span></text:p>
            </text:list-item>
            <text:list-item>
              <text:p text:style-name="P26"><text:span text:style-name="T30">If you cancel the shot while the second bottle is in use, or if the coolant runs out, the missile is </text:span><text:span text:style-name="T37">permanently disabled</text:span><text:span text:style-name="T30">, and the system will move on to the next missile.</text:span></text:p>
            </text:list-item>
          </text:list>
        </text:list-item>
      </text:list>
      <text:list xml:id="list120245789763306" text:continue-list="list120245281369761" text:style-name="L3">
        <text:list-item>
          <text:p text:style-name="P24"><text:span text:style-name="T49">I</text:span><text:span text:style-name="T48">f in </text:span><text:span text:style-name="T37">MAN</text:span><text:span text:style-name="T48"> weapons mode, press </text:span><text:span text:style-name="T37">Target Lock button</text:span><text:span text:style-name="T48"> (</text:span><text:span text:style-name="T37">Coll. Ministick press</text:span><text:span text:style-name="T48">) to uncage missile seeker and allow it to search for targets.</text:span><text:span text:style-name="T50"> <text:s/>If in </text:span><text:span text:style-name="T44">AUTO</text:span><text:span text:style-name="T50"> weapons mode, missile will uncage and begin seeking automatically.</text:span></text:p>
        </text:list-item>
      </text:list>
      <text:list text:style-name="L6">
        <text:list-item>
          <text:list>
            <text:list-item>
              <text:p text:style-name="P32"><text:span text:style-name="T19">M</text:span><text:span text:style-name="T20">issile boresight circle on HUD will not initially change size, but seeker area is approximately a circle as big as the front window.</text:span></text:p>
            </text:list-item>
          </text:list>
        </text:list-item>
      </text:list>
      <text:list xml:id="list120244057070149" text:continue-list="list120245789763306" text:style-name="L3">
        <text:list-item>
          <text:p text:style-name="P24"><text:span text:style-name="T48">When a target is found, a </text:span><text:span text:style-name="T37">buzzing tone</text:span><text:span text:style-name="T48"> sounds, the missile boresight circle gets bigger, and the currently tracked target is shown with a small </text:span><text:span text:style-name="T37">+</text:span><text:span text:style-name="T48"> inside the circle.</text:span></text:p>
        </text:list-item>
      </text:list>
      <text:list text:style-name="L7">
        <text:list-item>
          <text:list>
            <text:list-item>
              <text:p text:style-name="P18">Target cannot be changed manually; missile automatically tracks hottest target inside the circle??</text:p>
            </text:list-item>
          </text:list>
        </text:list-item>
      </text:list>
      <text:list xml:id="list120245756824984" text:continue-list="list120244057070149" text:style-name="L3">
        <text:list-item>
          <text:p text:style-name="P24"><text:span text:style-name="T48">Press </text:span><text:span text:style-name="T37">Red Button</text:span><text:span text:style-name="T48"> </text:span><text:span text:style-name="T51">again </text:span><text:span text:style-name="T48">to fire.</text:span></text:p>
        </text:list-item>
        <text:list-item>
          <text:p text:style-name="P19">Repeat from step 4 above for next missile.</text:p>
        </text:list-item>
      </text:list>
      <text:p text:style-name="P3"/>
      <text:p text:style-name="P3">Using Vik<text:span text:style-name="T52">h</text:span>rs in A/A mode</text:p>
      <text:list text:style-name="L8">
        <text:list-item>
          <text:p text:style-name="P14">Select Vikhrs (outboard weapon station, <text:span text:style-name="T1">Gray Reset Hat left</text:span>)</text:p>
        </text:list-item>
        <text:list-item>
          <text:p text:style-name="P14">Lock target as normal <text:span text:style-name="T12">with Shkval sensor</text:span>.</text:p>
        </text:list-item>
        <text:list-item>
          <text:p text:style-name="P21"><text:span text:style-name="T28">Turn on the </text:span><text:span text:style-name="T7">A/A mode</text:span><text:span text:style-name="T28"> targeting system button (</text:span><text:span text:style-name="T8">Coll </text:span><text:span text:style-name="T9">Trim Hat </text:span><text:span text:style-name="T10">left</text:span><text:span text:style-name="T28">). <text:s/>This will make the Vikhrs </text:span><text:span text:style-name="T29">trigger with a proximity fuse</text:span><text:span text:style-name="T28"> instead of direct impact.</text:span></text:p>
        </text:list-item>
        <text:list-item>
          <text:p text:style-name="P21"><text:span text:style-name="T28">If target is coming toward you quickly, turn on the </text:span><text:span text:style-name="T7">A/A head on mode</text:span><text:span text:style-name="T28"> (</text:span><text:span text:style-name="T8">Coll </text:span><text:span text:style-name="T11">Trim Hat </text:span><text:span text:style-name="T10">r</text:span><text:span text:style-name="T11">ight</text:span><text:span text:style-name="T28">). <text:s/>This will set the Vikhrs to </text:span><text:span text:style-name="T29">trigger the proximity fuze </text:span><text:span text:style-name="T28">sooner than it normally would.</text:span></text:p>
        </text:list-item>
        <text:list-item>
          <text:p text:style-name="P27"><text:span text:style-name="T27">Press </text:span><text:span text:style-name="T1">Red Button</text:span><text:span text:style-name="T27"> to fire.</text:span></text:p>
        </text:list-item>
      </text:list>
      <text:p text:style-name="P5"/>
      <text:p text:style-name="P4">Using guns or rockets with a fixed gunsight</text:p>
      <text:list text:style-name="L9">
        <text:list-item>
          <text:p text:style-name="P22"><text:span text:style-name="T31">Set </text:span><text:span text:style-name="T47">Autotracking switch</text:span><text:span text:style-name="T31"> to </text:span><text:span text:style-name="T38">TS</text:span><text:span text:style-name="T31"> (</text:span><text:span text:style-name="T38">Dish Hat press to toggle</text:span><text:span text:style-name="T32">) (</text:span><text:span text:style-name="T31">left console next to laser designator arming switch)</text:span></text:p>
        </text:list-item>
        <text:list-item>
          <text:p text:style-name="P22"><text:span text:style-name="T31">HUD will show </text:span><text:span text:style-name="T32">pipper </text:span><text:span text:style-name="T31">fixed in place</text:span><text:span text:style-name="T32">. <text:s/>Shkval will show image boresighted to pipper.</text:span></text:p>
        </text:list-item>
        <text:list-item>
          <text:p text:style-name="P17"><text:span text:style-name="T13">Put pipper on target and f</text:span>ire with <text:span text:style-name="T1">Trigger</text:span><text:span text:style-name="T14"> for gun or </text:span><text:span text:style-name="T2">Red Button</text:span><text:span text:style-name="T14"> for rockets</text:span>.</text:p>
        </text:list-item>
        <text:list-item>
          <text:p text:style-name="P28"><text:span text:style-name="T33">When finished, </text:span><text:span text:style-name="T39">reset targeting system</text:span><text:span text:style-name="T33"> </text:span><text:span text:style-name="T34">(</text:span><text:span text:style-name="T40">Coll </text:span><text:span text:style-name="T41">Index Finger Hat </text:span><text:span text:style-name="T42">d</text:span><text:span text:style-name="T41">own</text:span><text:span text:style-name="T34">) </text:span><text:span text:style-name="T30">and deselect cannon (</text:span><text:span text:style-name="T37">Gray Reset Hat back</text:span><text:span text:style-name="T30">)</text:span><text:span text:style-name="T33">. <text:s/>That will deselect all weapons, turn off the Shkval, and reset the HUD to nav mode.</text:span></text:p>
        </text:list-item>
      </text:list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4T12:02:43.893000000</dc:date>
    <meta:editing-duration>PT4H59M11S</meta:editing-duration>
    <meta:editing-cycles>3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4" meta:word-count="659" meta:character-count="3647" meta:non-whitespace-character-count="3047"/>
  </office:meta>
</office:document-meta>
</file>